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220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RAND()*100" office:value-type="float" office:value="7.21322765239244" calcext:value-type="float">
            <text:p>7.2132276524</text:p>
          </table:table-cell>
          <table:table-cell table:formula="of:=[.A1] * [.B1]" office:value-type="float" office:value="7.21322765239244" calcext:value-type="float">
            <text:p>7.2132276524</text:p>
          </table:table-cell>
          <table:table-cell table:formula="of:=AVERAGE([.C1:.C100])" office:value-type="float" office:value="2693.14129769001" calcext:value-type="float">
            <text:p>2693.14129769</text:p>
          </table:table-cell>
          <table:table-cell table:formula="of:=STDEV([.C1:.C100])" office:value-type="float" office:value="2268.98393683969" calcext:value-type="float">
            <text:p>2268.9839368397</text:p>
          </table:table-cell>
          <table:table-cell table:formula="of:=([.C1]-[.$D$1])/[.$E$1]" office:value-type="float" office:value="-1.18375808062293" calcext:value-type="float">
            <text:p>-1.1837580806</text:p>
          </table:table-cell>
          <table:table-cell table:formula="of:=AVERAGE([.F1:.F100])" office:value-type="float" office:value="-2.39808173319034E-016" calcext:value-type="float">
            <text:p>-2.39808173319034E-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AND()*100" office:value-type="float" office:value="88.9329699308757" calcext:value-type="float">
            <text:p>88.9329699309</text:p>
          </table:table-cell>
          <table:table-cell table:formula="of:=[.A2] * [.B2]" office:value-type="float" office:value="177.865939861751" calcext:value-type="float">
            <text:p>177.8659398618</text:p>
          </table:table-cell>
          <table:table-cell table:number-columns-repeated="2"/>
          <table:table-cell table:formula="of:=([.C2]-[.$D$1])/[.$E$1]" office:value-type="float" office:value="-1.10854700951811" calcext:value-type="float">
            <text:p>-1.10854700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AND()*100" office:value-type="float" office:value="59.8235050479092" calcext:value-type="float">
            <text:p>59.8235050479</text:p>
          </table:table-cell>
          <table:table-cell table:formula="of:=[.A3] * [.B3]" office:value-type="float" office:value="179.470515143728" calcext:value-type="float">
            <text:p>179.4705151437</text:p>
          </table:table-cell>
          <table:table-cell table:number-columns-repeated="2"/>
          <table:table-cell table:formula="of:=([.C3]-[.$D$1])/[.$E$1]" office:value-type="float" office:value="-1.1078398316241" calcext:value-type="float">
            <text:p>-1.1078398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AND()*100" office:value-type="float" office:value="35.1003069996372" calcext:value-type="float">
            <text:p>35.1003069996</text:p>
          </table:table-cell>
          <table:table-cell table:formula="of:=[.A4] * [.B4]" office:value-type="float" office:value="140.401227998549" calcext:value-type="float">
            <text:p>140.4012279985</text:p>
          </table:table-cell>
          <table:table-cell table:number-columns-repeated="2"/>
          <table:table-cell table:formula="of:=([.C4]-[.$D$1])/[.$E$1]" office:value-type="float" office:value="-1.12505867857619" calcext:value-type="float">
            <text:p>-1.12505867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()*100" office:value-type="float" office:value="92.7548454211857" calcext:value-type="float">
            <text:p>92.7548454212</text:p>
          </table:table-cell>
          <table:table-cell table:formula="of:=[.A5] * [.B5]" office:value-type="float" office:value="463.774227105928" calcext:value-type="float">
            <text:p>463.7742271059</text:p>
          </table:table-cell>
          <table:table-cell table:number-columns-repeated="2"/>
          <table:table-cell table:formula="of:=([.C5]-[.$D$1])/[.$E$1]" office:value-type="float" office:value="-0.98253982074867" calcext:value-type="float">
            <text:p>-0.98253982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AND()*100" office:value-type="float" office:value="32.9029033621759" calcext:value-type="float">
            <text:p>32.9029033622</text:p>
          </table:table-cell>
          <table:table-cell table:formula="of:=[.A6] * [.B6]" office:value-type="float" office:value="197.417420173055" calcext:value-type="float">
            <text:p>197.4174201731</text:p>
          </table:table-cell>
          <table:table-cell table:number-columns-repeated="2"/>
          <table:table-cell table:formula="of:=([.C6]-[.$D$1])/[.$E$1]" office:value-type="float" office:value="-1.09993016565515" calcext:value-type="float">
            <text:p>-1.09993016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AND()*100" office:value-type="float" office:value="85.7415336827515" calcext:value-type="float">
            <text:p>85.7415336828</text:p>
          </table:table-cell>
          <table:table-cell table:formula="of:=[.A7] * [.B7]" office:value-type="float" office:value="600.190735779261" calcext:value-type="float">
            <text:p>600.1907357793</text:p>
          </table:table-cell>
          <table:table-cell table:number-columns-repeated="2"/>
          <table:table-cell table:formula="of:=([.C7]-[.$D$1])/[.$E$1]" office:value-type="float" office:value="-0.9224175314462" calcext:value-type="float">
            <text:p>-0.92241753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AND()*100" office:value-type="float" office:value="18.4800366843262" calcext:value-type="float">
            <text:p>18.4800366843</text:p>
          </table:table-cell>
          <table:table-cell table:formula="of:=[.A8] * [.B8]" office:value-type="float" office:value="147.840293474609" calcext:value-type="float">
            <text:p>147.8402934746</text:p>
          </table:table-cell>
          <table:table-cell table:number-columns-repeated="2"/>
          <table:table-cell table:formula="of:=([.C8]-[.$D$1])/[.$E$1]" office:value-type="float" office:value="-1.1217800897086" calcext:value-type="float">
            <text:p>-1.12178008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AND()*100" office:value-type="float" office:value="67.8780631670812" calcext:value-type="float">
            <text:p>67.8780631671</text:p>
          </table:table-cell>
          <table:table-cell table:formula="of:=[.A9] * [.B9]" office:value-type="float" office:value="610.90256850373" calcext:value-type="float">
            <text:p>610.9025685037</text:p>
          </table:table-cell>
          <table:table-cell table:number-columns-repeated="2"/>
          <table:table-cell table:formula="of:=([.C9]-[.$D$1])/[.$E$1]" office:value-type="float" office:value="-0.917696549269751" calcext:value-type="float">
            <text:p>-0.91769654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AND()*100" office:value-type="float" office:value="73.2915133975268" calcext:value-type="float">
            <text:p>73.2915133975</text:p>
          </table:table-cell>
          <table:table-cell table:formula="of:=[.A10] * [.B10]" office:value-type="float" office:value="732.915133975268" calcext:value-type="float">
            <text:p>732.9151339753</text:p>
          </table:table-cell>
          <table:table-cell table:number-columns-repeated="2"/>
          <table:table-cell table:formula="of:=([.C10]-[.$D$1])/[.$E$1]" office:value-type="float" office:value="-0.863922450876846" calcext:value-type="float">
            <text:p>-0.86392245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AND()*100" office:value-type="float" office:value="62.5646545630707" calcext:value-type="float">
            <text:p>62.5646545631</text:p>
          </table:table-cell>
          <table:table-cell table:formula="of:=[.A11] * [.B11]" office:value-type="float" office:value="688.211200193778" calcext:value-type="float">
            <text:p>688.2112001938</text:p>
          </table:table-cell>
          <table:table-cell table:number-columns-repeated="2"/>
          <table:table-cell table:formula="of:=([.C11]-[.$D$1])/[.$E$1]" office:value-type="float" office:value="-0.883624632569571" calcext:value-type="float">
            <text:p>-0.88362463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AND()*100" office:value-type="float" office:value="47.4615179371609" calcext:value-type="float">
            <text:p>47.4615179372</text:p>
          </table:table-cell>
          <table:table-cell table:formula="of:=[.A12] * [.B12]" office:value-type="float" office:value="569.538215245931" calcext:value-type="float">
            <text:p>569.5382152459</text:p>
          </table:table-cell>
          <table:table-cell table:number-columns-repeated="2"/>
          <table:table-cell table:formula="of:=([.C12]-[.$D$1])/[.$E$1]" office:value-type="float" office:value="-0.935926891312371" calcext:value-type="float">
            <text:p>-0.9359268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AND()*100" office:value-type="float" office:value="19.6458586691628" calcext:value-type="float">
            <text:p>19.6458586692</text:p>
          </table:table-cell>
          <table:table-cell table:formula="of:=[.A13] * [.B13]" office:value-type="float" office:value="255.396162699116" calcext:value-type="float">
            <text:p>255.3961626991</text:p>
          </table:table-cell>
          <table:table-cell table:number-columns-repeated="2"/>
          <table:table-cell table:formula="of:=([.C13]-[.$D$1])/[.$E$1]" office:value-type="float" office:value="-1.07437743185889" calcext:value-type="float">
            <text:p>-1.07437743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()*100" office:value-type="float" office:value="77.606228685581" calcext:value-type="float">
            <text:p>77.6062286856</text:p>
          </table:table-cell>
          <table:table-cell table:formula="of:=[.A14] * [.B14]" office:value-type="float" office:value="1086.48720159813" calcext:value-type="float">
            <text:p>1086.4872015981</text:p>
          </table:table-cell>
          <table:table-cell table:number-columns-repeated="2"/>
          <table:table-cell table:formula="of:=([.C14]-[.$D$1])/[.$E$1]" office:value-type="float" office:value="-0.708094081234295" calcext:value-type="float">
            <text:p>-0.70809408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AND()*100" office:value-type="float" office:value="38.2436739116054" calcext:value-type="float">
            <text:p>38.2436739116</text:p>
          </table:table-cell>
          <table:table-cell table:formula="of:=[.A15] * [.B15]" office:value-type="float" office:value="573.65510867408" calcext:value-type="float">
            <text:p>573.6551086741</text:p>
          </table:table-cell>
          <table:table-cell table:number-columns-repeated="2"/>
          <table:table-cell table:formula="of:=([.C15]-[.$D$1])/[.$E$1]" office:value-type="float" office:value="-0.934112469728636" calcext:value-type="float">
            <text:p>-0.93411246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AND()*100" office:value-type="float" office:value="17.9866365145843" calcext:value-type="float">
            <text:p>17.9866365146</text:p>
          </table:table-cell>
          <table:table-cell table:formula="of:=[.A16] * [.B16]" office:value-type="float" office:value="287.786184233348" calcext:value-type="float">
            <text:p>287.7861842333</text:p>
          </table:table-cell>
          <table:table-cell table:number-columns-repeated="2"/>
          <table:table-cell table:formula="of:=([.C16]-[.$D$1])/[.$E$1]" office:value-type="float" office:value="-1.06010231029088" calcext:value-type="float">
            <text:p>-1.06010231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AND()*100" office:value-type="float" office:value="14.2166345735274" calcext:value-type="float">
            <text:p>14.2166345735</text:p>
          </table:table-cell>
          <table:table-cell table:formula="of:=[.A17] * [.B17]" office:value-type="float" office:value="241.682787749966" calcext:value-type="float">
            <text:p>241.68278775</text:p>
          </table:table-cell>
          <table:table-cell table:number-columns-repeated="2"/>
          <table:table-cell table:formula="of:=([.C17]-[.$D$1])/[.$E$1]" office:value-type="float" office:value="-1.08042127145003" calcext:value-type="float">
            <text:p>-1.08042127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AND()*100" office:value-type="float" office:value="34.5758925772543" calcext:value-type="float">
            <text:p>34.5758925773</text:p>
          </table:table-cell>
          <table:table-cell table:formula="of:=[.A18] * [.B18]" office:value-type="float" office:value="622.366066390577" calcext:value-type="float">
            <text:p>622.3660663906</text:p>
          </table:table-cell>
          <table:table-cell table:number-columns-repeated="2"/>
          <table:table-cell table:formula="of:=([.C18]-[.$D$1])/[.$E$1]" office:value-type="float" office:value="-0.912644288784023" calcext:value-type="float">
            <text:p>-0.91264428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AND()*100" office:value-type="float" office:value="76.8404096937737" calcext:value-type="float">
            <text:p>76.8404096938</text:p>
          </table:table-cell>
          <table:table-cell table:formula="of:=[.A19] * [.B19]" office:value-type="float" office:value="1459.9677841817" calcext:value-type="float">
            <text:p>1459.9677841817</text:p>
          </table:table-cell>
          <table:table-cell table:number-columns-repeated="2"/>
          <table:table-cell table:formula="of:=([.C19]-[.$D$1])/[.$E$1]" office:value-type="float" office:value="-0.543491513309657" calcext:value-type="float">
            <text:p>-0.54349151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AND()*100" office:value-type="float" office:value="17.1442899138716" calcext:value-type="float">
            <text:p>17.1442899139</text:p>
          </table:table-cell>
          <table:table-cell table:formula="of:=[.A20] * [.B20]" office:value-type="float" office:value="342.885798277432" calcext:value-type="float">
            <text:p>342.8857982774</text:p>
          </table:table-cell>
          <table:table-cell table:number-columns-repeated="2"/>
          <table:table-cell table:formula="of:=([.C20]-[.$D$1])/[.$E$1]" office:value-type="float" office:value="-1.03581848300173" calcext:value-type="float">
            <text:p>-1.03581848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AND()*100" office:value-type="float" office:value="22.7004856014013" calcext:value-type="float">
            <text:p>22.7004856014</text:p>
          </table:table-cell>
          <table:table-cell table:formula="of:=[.A21] * [.B21]" office:value-type="float" office:value="476.710197629428" calcext:value-type="float">
            <text:p>476.7101976294</text:p>
          </table:table-cell>
          <table:table-cell table:number-columns-repeated="2"/>
          <table:table-cell table:formula="of:=([.C21]-[.$D$1])/[.$E$1]" office:value-type="float" office:value="-0.976838603426912" calcext:value-type="float">
            <text:p>-0.97683860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()*100" office:value-type="float" office:value="44.9607356093357" calcext:value-type="float">
            <text:p>44.9607356093</text:p>
          </table:table-cell>
          <table:table-cell table:formula="of:=[.A22] * [.B22]" office:value-type="float" office:value="989.136183405385" calcext:value-type="float">
            <text:p>989.1361834054</text:p>
          </table:table-cell>
          <table:table-cell table:number-columns-repeated="2"/>
          <table:table-cell table:formula="of:=([.C22]-[.$D$1])/[.$E$1]" office:value-type="float" office:value="-0.750999196873122" calcext:value-type="float">
            <text:p>-0.750999196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AND()*100" office:value-type="float" office:value="20.3868524868657" calcext:value-type="float">
            <text:p>20.3868524869</text:p>
          </table:table-cell>
          <table:table-cell table:formula="of:=[.A23] * [.B23]" office:value-type="float" office:value="468.897607197912" calcext:value-type="float">
            <text:p>468.8976071979</text:p>
          </table:table-cell>
          <table:table-cell table:number-columns-repeated="2"/>
          <table:table-cell table:formula="of:=([.C23]-[.$D$1])/[.$E$1]" office:value-type="float" office:value="-0.9802818144187" calcext:value-type="float">
            <text:p>-0.98028181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AND()*100" office:value-type="float" office:value="49.1754542722425" calcext:value-type="float">
            <text:p>49.1754542722</text:p>
          </table:table-cell>
          <table:table-cell table:formula="of:=[.A24] * [.B24]" office:value-type="float" office:value="1180.21090253382" calcext:value-type="float">
            <text:p>1180.2109025338</text:p>
          </table:table-cell>
          <table:table-cell table:number-columns-repeated="2"/>
          <table:table-cell table:formula="of:=([.C24]-[.$D$1])/[.$E$1]" office:value-type="float" office:value="-0.666787618277917" calcext:value-type="float">
            <text:p>-0.666787618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AND()*100" office:value-type="float" office:value="98.9317138213331" calcext:value-type="float">
            <text:p>98.9317138213</text:p>
          </table:table-cell>
          <table:table-cell table:formula="of:=[.A25] * [.B25]" office:value-type="float" office:value="2473.29284553333" calcext:value-type="float">
            <text:p>2473.2928455333</text:p>
          </table:table-cell>
          <table:table-cell table:number-columns-repeated="2"/>
          <table:table-cell table:formula="of:=([.C25]-[.$D$1])/[.$E$1]" office:value-type="float" office:value="-0.0968929081370618" calcext:value-type="float">
            <text:p>-0.096892908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AND()*100" office:value-type="float" office:value="3.6687886246069" calcext:value-type="float">
            <text:p>3.6687886246</text:p>
          </table:table-cell>
          <table:table-cell table:formula="of:=[.A26] * [.B26]" office:value-type="float" office:value="95.3885042397794" calcext:value-type="float">
            <text:p>95.3885042398</text:p>
          </table:table-cell>
          <table:table-cell table:number-columns-repeated="2"/>
          <table:table-cell table:formula="of:=([.C26]-[.$D$1])/[.$E$1]" office:value-type="float" office:value="-1.14489695201124" calcext:value-type="float">
            <text:p>-1.14489695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AND()*100" office:value-type="float" office:value="48.0588839706945" calcext:value-type="float">
            <text:p>48.0588839707</text:p>
          </table:table-cell>
          <table:table-cell table:formula="of:=[.A27] * [.B27]" office:value-type="float" office:value="1297.58986720875" calcext:value-type="float">
            <text:p>1297.5898672088</text:p>
          </table:table-cell>
          <table:table-cell table:number-columns-repeated="2"/>
          <table:table-cell table:formula="of:=([.C27]-[.$D$1])/[.$E$1]" office:value-type="float" office:value="-0.615055667791558" calcext:value-type="float">
            <text:p>-0.615055667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AND()*100" office:value-type="float" office:value="87.0478963490934" calcext:value-type="float">
            <text:p>87.0478963491</text:p>
          </table:table-cell>
          <table:table-cell table:formula="of:=[.A28] * [.B28]" office:value-type="float" office:value="2437.34109777461" calcext:value-type="float">
            <text:p>2437.3410977746</text:p>
          </table:table-cell>
          <table:table-cell table:number-columns-repeated="2"/>
          <table:table-cell table:formula="of:=([.C28]-[.$D$1])/[.$E$1]" office:value-type="float" office:value="-0.11273777472029" calcext:value-type="float">
            <text:p>-0.11273777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AND()*100" office:value-type="float" office:value="62.7017726693344" calcext:value-type="float">
            <text:p>62.7017726693</text:p>
          </table:table-cell>
          <table:table-cell table:formula="of:=[.A29] * [.B29]" office:value-type="float" office:value="1818.3514074107" calcext:value-type="float">
            <text:p>1818.3514074107</text:p>
          </table:table-cell>
          <table:table-cell table:number-columns-repeated="2"/>
          <table:table-cell table:formula="of:=([.C29]-[.$D$1])/[.$E$1]" office:value-type="float" office:value="-0.385542566466003" calcext:value-type="float">
            <text:p>-0.385542566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AND()*100" office:value-type="float" office:value="22.8992181612312" calcext:value-type="float">
            <text:p>22.8992181612</text:p>
          </table:table-cell>
          <table:table-cell table:formula="of:=[.A30] * [.B30]" office:value-type="float" office:value="686.976544836937" calcext:value-type="float">
            <text:p>686.9765448369</text:p>
          </table:table-cell>
          <table:table-cell table:number-columns-repeated="2"/>
          <table:table-cell table:formula="of:=([.C30]-[.$D$1])/[.$E$1]" office:value-type="float" office:value="-0.884168777169625" calcext:value-type="float">
            <text:p>-0.884168777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AND()*100" office:value-type="float" office:value="75.159385652902" calcext:value-type="float">
            <text:p>75.1593856529</text:p>
          </table:table-cell>
          <table:table-cell table:formula="of:=[.A31] * [.B31]" office:value-type="float" office:value="2329.94095523996" calcext:value-type="float">
            <text:p>2329.94095524</text:p>
          </table:table-cell>
          <table:table-cell table:number-columns-repeated="2"/>
          <table:table-cell table:formula="of:=([.C31]-[.$D$1])/[.$E$1]" office:value-type="float" office:value="-0.160071799783617" calcext:value-type="float">
            <text:p>-0.16007179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AND()*100" office:value-type="float" office:value="13.6509465994252" calcext:value-type="float">
            <text:p>13.6509465994</text:p>
          </table:table-cell>
          <table:table-cell table:formula="of:=[.A32] * [.B32]" office:value-type="float" office:value="436.830291181605" calcext:value-type="float">
            <text:p>436.8302911816</text:p>
          </table:table-cell>
          <table:table-cell table:number-columns-repeated="2"/>
          <table:table-cell table:formula="of:=([.C32]-[.$D$1])/[.$E$1]" office:value-type="float" office:value="-0.994414711305124" calcext:value-type="float">
            <text:p>-0.99441471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AND()*100" office:value-type="float" office:value="72.5060915590457" calcext:value-type="float">
            <text:p>72.506091559</text:p>
          </table:table-cell>
          <table:table-cell table:formula="of:=[.A33] * [.B33]" office:value-type="float" office:value="2392.70102144851" calcext:value-type="float">
            <text:p>2392.7010214485</text:p>
          </table:table-cell>
          <table:table-cell table:number-columns-repeated="2"/>
          <table:table-cell table:formula="of:=([.C33]-[.$D$1])/[.$E$1]" office:value-type="float" office:value="-0.132411812778173" calcext:value-type="float">
            <text:p>-0.13241181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AND()*100" office:value-type="float" office:value="48.1530449028971" calcext:value-type="float">
            <text:p>48.1530449029</text:p>
          </table:table-cell>
          <table:table-cell table:formula="of:=[.A34] * [.B34]" office:value-type="float" office:value="1637.2035266985" calcext:value-type="float">
            <text:p>1637.2035266985</text:p>
          </table:table-cell>
          <table:table-cell table:number-columns-repeated="2"/>
          <table:table-cell table:formula="of:=([.C34]-[.$D$1])/[.$E$1]" office:value-type="float" office:value="-0.465379130212022" calcext:value-type="float">
            <text:p>-0.465379130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AND()*100" office:value-type="float" office:value="76.1569033648589" calcext:value-type="float">
            <text:p>76.1569033649</text:p>
          </table:table-cell>
          <table:table-cell table:formula="of:=[.A35] * [.B35]" office:value-type="float" office:value="2665.49161777006" calcext:value-type="float">
            <text:p>2665.4916177701</text:p>
          </table:table-cell>
          <table:table-cell table:number-columns-repeated="2"/>
          <table:table-cell table:formula="of:=([.C35]-[.$D$1])/[.$E$1]" office:value-type="float" office:value="-0.0121859302179347" calcext:value-type="float">
            <text:p>-0.01218593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AND()*100" office:value-type="float" office:value="51.962968203618" calcext:value-type="float">
            <text:p>51.9629682036</text:p>
          </table:table-cell>
          <table:table-cell table:formula="of:=[.A36] * [.B36]" office:value-type="float" office:value="1870.66685533025" calcext:value-type="float">
            <text:p>1870.6668553303</text:p>
          </table:table-cell>
          <table:table-cell table:number-columns-repeated="2"/>
          <table:table-cell table:formula="of:=([.C36]-[.$D$1])/[.$E$1]" office:value-type="float" office:value="-0.362485793312987" calcext:value-type="float">
            <text:p>-0.362485793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AND()*100" office:value-type="float" office:value="69.5132640678065" calcext:value-type="float">
            <text:p>69.5132640678</text:p>
          </table:table-cell>
          <table:table-cell table:formula="of:=[.A37] * [.B37]" office:value-type="float" office:value="2571.99077050884" calcext:value-type="float">
            <text:p>2571.9907705088</text:p>
          </table:table-cell>
          <table:table-cell table:number-columns-repeated="2"/>
          <table:table-cell table:formula="of:=([.C37]-[.$D$1])/[.$E$1]" office:value-type="float" office:value="-0.0533941757868539" calcext:value-type="float">
            <text:p>-0.053394175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AND()*100" office:value-type="float" office:value="55.9316081607117" calcext:value-type="float">
            <text:p>55.9316081607</text:p>
          </table:table-cell>
          <table:table-cell table:formula="of:=[.A38] * [.B38]" office:value-type="float" office:value="2125.40111010704" calcext:value-type="float">
            <text:p>2125.4011101071</text:p>
          </table:table-cell>
          <table:table-cell table:number-columns-repeated="2"/>
          <table:table-cell table:formula="of:=([.C38]-[.$D$1])/[.$E$1]" office:value-type="float" office:value="-0.250217808229055" calcext:value-type="float">
            <text:p>-0.250217808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AND()*100" office:value-type="float" office:value="95.419652506591" calcext:value-type="float">
            <text:p>95.4196525066</text:p>
          </table:table-cell>
          <table:table-cell table:formula="of:=[.A39] * [.B39]" office:value-type="float" office:value="3721.36644775705" calcext:value-type="float">
            <text:p>3721.3664477571</text:p>
          </table:table-cell>
          <table:table-cell table:number-columns-repeated="2"/>
          <table:table-cell table:formula="of:=([.C39]-[.$D$1])/[.$E$1]" office:value-type="float" office:value="0.453165460262882" calcext:value-type="float">
            <text:p>0.45316546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AND()*100" office:value-type="float" office:value="73.5153388261707" calcext:value-type="float">
            <text:p>73.5153388262</text:p>
          </table:table-cell>
          <table:table-cell table:formula="of:=[.A40] * [.B40]" office:value-type="float" office:value="2940.61355304683" calcext:value-type="float">
            <text:p>2940.6135530468</text:p>
          </table:table-cell>
          <table:table-cell table:number-columns-repeated="2"/>
          <table:table-cell table:formula="of:=([.C40]-[.$D$1])/[.$E$1]" office:value-type="float" office:value="0.109067433814235" calcext:value-type="float">
            <text:p>0.109067433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AND()*100" office:value-type="float" office:value="36.077325684952" calcext:value-type="float">
            <text:p>36.077325685</text:p>
          </table:table-cell>
          <table:table-cell table:formula="of:=[.A41] * [.B41]" office:value-type="float" office:value="1479.17035308303" calcext:value-type="float">
            <text:p>1479.170353083</text:p>
          </table:table-cell>
          <table:table-cell table:number-columns-repeated="2"/>
          <table:table-cell table:formula="of:=([.C41]-[.$D$1])/[.$E$1]" office:value-type="float" office:value="-0.535028443743781" calcext:value-type="float">
            <text:p>-0.535028443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AND()*100" office:value-type="float" office:value="53.5185366255919" calcext:value-type="float">
            <text:p>53.5185366256</text:p>
          </table:table-cell>
          <table:table-cell table:formula="of:=[.A42] * [.B42]" office:value-type="float" office:value="2247.77853827486" calcext:value-type="float">
            <text:p>2247.7785382749</text:p>
          </table:table-cell>
          <table:table-cell table:number-columns-repeated="2"/>
          <table:table-cell table:formula="of:=([.C42]-[.$D$1])/[.$E$1]" office:value-type="float" office:value="-0.196282905393972" calcext:value-type="float">
            <text:p>-0.19628290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AND()*100" office:value-type="float" office:value="81.9551728580062" calcext:value-type="float">
            <text:p>81.955172858</text:p>
          </table:table-cell>
          <table:table-cell table:formula="of:=[.A43] * [.B43]" office:value-type="float" office:value="3524.07243289426" calcext:value-type="float">
            <text:p>3524.0724328943</text:p>
          </table:table-cell>
          <table:table-cell table:number-columns-repeated="2"/>
          <table:table-cell table:formula="of:=([.C43]-[.$D$1])/[.$E$1]" office:value-type="float" office:value="0.366212876923936" calcext:value-type="float">
            <text:p>0.366212876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AND()*100" office:value-type="float" office:value="13.4045338755384" calcext:value-type="float">
            <text:p>13.4045338755</text:p>
          </table:table-cell>
          <table:table-cell table:formula="of:=[.A44] * [.B44]" office:value-type="float" office:value="589.799490523688" calcext:value-type="float">
            <text:p>589.7994905237</text:p>
          </table:table-cell>
          <table:table-cell table:number-columns-repeated="2"/>
          <table:table-cell table:formula="of:=([.C44]-[.$D$1])/[.$E$1]" office:value-type="float" office:value="-0.926997222420146" calcext:value-type="float">
            <text:p>-0.92699722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AND()*100" office:value-type="float" office:value="5.87422545818743" calcext:value-type="float">
            <text:p>5.8742254582</text:p>
          </table:table-cell>
          <table:table-cell table:formula="of:=[.A45] * [.B45]" office:value-type="float" office:value="264.340145618434" calcext:value-type="float">
            <text:p>264.3401456184</text:p>
          </table:table-cell>
          <table:table-cell table:number-columns-repeated="2"/>
          <table:table-cell table:formula="of:=([.C45]-[.$D$1])/[.$E$1]" office:value-type="float" office:value="-1.0704355868885" calcext:value-type="float">
            <text:p>-1.07043558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AND()*100" office:value-type="float" office:value="86.1108153105517" calcext:value-type="float">
            <text:p>86.1108153106</text:p>
          </table:table-cell>
          <table:table-cell table:formula="of:=[.A46] * [.B46]" office:value-type="float" office:value="3961.09750428538" calcext:value-type="float">
            <text:p>3961.0975042854</text:p>
          </table:table-cell>
          <table:table-cell table:number-columns-repeated="2"/>
          <table:table-cell table:formula="of:=([.C46]-[.$D$1])/[.$E$1]" office:value-type="float" office:value="0.558821147214211" calcext:value-type="float">
            <text:p>0.558821147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AND()*100" office:value-type="float" office:value="85.1677898789105" calcext:value-type="float">
            <text:p>85.1677898789</text:p>
          </table:table-cell>
          <table:table-cell table:formula="of:=[.A47] * [.B47]" office:value-type="float" office:value="4002.88612430879" calcext:value-type="float">
            <text:p>4002.8861243088</text:p>
          </table:table-cell>
          <table:table-cell table:number-columns-repeated="2"/>
          <table:table-cell table:formula="of:=([.C47]-[.$D$1])/[.$E$1]" office:value-type="float" office:value="0.577238474611258" calcext:value-type="float">
            <text:p>0.577238474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AND()*100" office:value-type="float" office:value="9.2954241512543" calcext:value-type="float">
            <text:p>9.2954241513</text:p>
          </table:table-cell>
          <table:table-cell table:formula="of:=[.A48] * [.B48]" office:value-type="float" office:value="446.180359260207" calcext:value-type="float">
            <text:p>446.1803592602</text:p>
          </table:table-cell>
          <table:table-cell table:number-columns-repeated="2"/>
          <table:table-cell table:formula="of:=([.C48]-[.$D$1])/[.$E$1]" office:value-type="float" office:value="-0.990293894085225" calcext:value-type="float">
            <text:p>-0.990293894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AND()*100" office:value-type="float" office:value="58.2087046424962" calcext:value-type="float">
            <text:p>58.2087046425</text:p>
          </table:table-cell>
          <table:table-cell table:formula="of:=[.A49] * [.B49]" office:value-type="float" office:value="2852.22652748231" calcext:value-type="float">
            <text:p>2852.2265274823</text:p>
          </table:table-cell>
          <table:table-cell table:number-columns-repeated="2"/>
          <table:table-cell table:formula="of:=([.C49]-[.$D$1])/[.$E$1]" office:value-type="float" office:value="0.0701129819428717" calcext:value-type="float">
            <text:p>0.070112981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AND()*100" office:value-type="float" office:value="66.1469020922575" calcext:value-type="float">
            <text:p>66.1469020923</text:p>
          </table:table-cell>
          <table:table-cell table:formula="of:=[.A50] * [.B50]" office:value-type="float" office:value="3307.34510461288" calcext:value-type="float">
            <text:p>3307.3451046129</text:p>
          </table:table-cell>
          <table:table-cell table:number-columns-repeated="2"/>
          <table:table-cell table:formula="of:=([.C50]-[.$D$1])/[.$E$1]" office:value-type="float" office:value="0.270695528932811" calcext:value-type="float">
            <text:p>0.270695528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AND()*100" office:value-type="float" office:value="54.6505742245235" calcext:value-type="float">
            <text:p>54.6505742245</text:p>
          </table:table-cell>
          <table:table-cell table:formula="of:=[.A51] * [.B51]" office:value-type="float" office:value="2787.1792854507" calcext:value-type="float">
            <text:p>2787.1792854507</text:p>
          </table:table-cell>
          <table:table-cell table:number-columns-repeated="2"/>
          <table:table-cell table:formula="of:=([.C51]-[.$D$1])/[.$E$1]" office:value-type="float" office:value="0.041444977301899" calcext:value-type="float">
            <text:p>0.041444977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AND()*100" office:value-type="float" office:value="84.4785084407515" calcext:value-type="float">
            <text:p>84.4785084408</text:p>
          </table:table-cell>
          <table:table-cell table:formula="of:=[.A52] * [.B52]" office:value-type="float" office:value="4392.88243891908" calcext:value-type="float">
            <text:p>4392.8824389191</text:p>
          </table:table-cell>
          <table:table-cell table:number-columns-repeated="2"/>
          <table:table-cell table:formula="of:=([.C52]-[.$D$1])/[.$E$1]" office:value-type="float" office:value="0.749119953487431" calcext:value-type="float">
            <text:p>0.749119953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AND()*100" office:value-type="float" office:value="15.2493317761302" calcext:value-type="float">
            <text:p>15.2493317761</text:p>
          </table:table-cell>
          <table:table-cell table:formula="of:=[.A53] * [.B53]" office:value-type="float" office:value="808.214584134899" calcext:value-type="float">
            <text:p>808.2145841349</text:p>
          </table:table-cell>
          <table:table-cell table:number-columns-repeated="2"/>
          <table:table-cell table:formula="of:=([.C53]-[.$D$1])/[.$E$1]" office:value-type="float" office:value="-0.830736032525859" calcext:value-type="float">
            <text:p>-0.83073603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AND()*100" office:value-type="float" office:value="20.8056103820546" calcext:value-type="float">
            <text:p>20.8056103821</text:p>
          </table:table-cell>
          <table:table-cell table:formula="of:=[.A54] * [.B54]" office:value-type="float" office:value="1123.50296063095" calcext:value-type="float">
            <text:p>1123.502960631</text:p>
          </table:table-cell>
          <table:table-cell table:number-columns-repeated="2"/>
          <table:table-cell table:formula="of:=([.C54]-[.$D$1])/[.$E$1]" office:value-type="float" office:value="-0.691780277318886" calcext:value-type="float">
            <text:p>-0.691780277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AND()*100" office:value-type="float" office:value="57.7617160693751" calcext:value-type="float">
            <text:p>57.7617160694</text:p>
          </table:table-cell>
          <table:table-cell table:formula="of:=[.A55] * [.B55]" office:value-type="float" office:value="3176.89438381563" calcext:value-type="float">
            <text:p>3176.8943838156</text:p>
          </table:table-cell>
          <table:table-cell table:number-columns-repeated="2"/>
          <table:table-cell table:formula="of:=([.C55]-[.$D$1])/[.$E$1]" office:value-type="float" office:value="0.213202516893713" calcext:value-type="float">
            <text:p>0.213202516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AND()*100" office:value-type="float" office:value="55.5732411508343" calcext:value-type="float">
            <text:p>55.5732411508</text:p>
          </table:table-cell>
          <table:table-cell table:formula="of:=[.A56] * [.B56]" office:value-type="float" office:value="3112.10150444672" calcext:value-type="float">
            <text:p>3112.1015044467</text:p>
          </table:table-cell>
          <table:table-cell table:number-columns-repeated="2"/>
          <table:table-cell table:formula="of:=([.C56]-[.$D$1])/[.$E$1]" office:value-type="float" office:value="0.18464661646757" calcext:value-type="float">
            <text:p>0.184646616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AND()*100" office:value-type="float" office:value="7.78364976047417" calcext:value-type="float">
            <text:p>7.7836497605</text:p>
          </table:table-cell>
          <table:table-cell table:formula="of:=[.A57] * [.B57]" office:value-type="float" office:value="443.668036347028" calcext:value-type="float">
            <text:p>443.668036347</text:p>
          </table:table-cell>
          <table:table-cell table:number-columns-repeated="2"/>
          <table:table-cell table:formula="of:=([.C57]-[.$D$1])/[.$E$1]" office:value-type="float" office:value="-0.991401139875902" calcext:value-type="float">
            <text:p>-0.991401139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()*100" office:value-type="float" office:value="74.0164654534207" calcext:value-type="float">
            <text:p>74.0164654534</text:p>
          </table:table-cell>
          <table:table-cell table:formula="of:=[.A58] * [.B58]" office:value-type="float" office:value="4292.9549962984" calcext:value-type="float">
            <text:p>4292.9549962984</text:p>
          </table:table-cell>
          <table:table-cell table:number-columns-repeated="2"/>
          <table:table-cell table:formula="of:=([.C58]-[.$D$1])/[.$E$1]" office:value-type="float" office:value="0.705079340859797" calcext:value-type="float">
            <text:p>0.705079340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AND()*100" office:value-type="float" office:value="62.9465009468525" calcext:value-type="float">
            <text:p>62.9465009469</text:p>
          </table:table-cell>
          <table:table-cell table:formula="of:=[.A59] * [.B59]" office:value-type="float" office:value="3713.8435558643" calcext:value-type="float">
            <text:p>3713.8435558643</text:p>
          </table:table-cell>
          <table:table-cell table:number-columns-repeated="2"/>
          <table:table-cell table:formula="of:=([.C59]-[.$D$1])/[.$E$1]" office:value-type="float" office:value="0.449849926921897" calcext:value-type="float">
            <text:p>0.449849926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AND()*100" office:value-type="float" office:value="20.8696643471305" calcext:value-type="float">
            <text:p>20.8696643471</text:p>
          </table:table-cell>
          <table:table-cell table:formula="of:=[.A60] * [.B60]" office:value-type="float" office:value="1252.17986082783" calcext:value-type="float">
            <text:p>1252.1798608278</text:p>
          </table:table-cell>
          <table:table-cell table:number-columns-repeated="2"/>
          <table:table-cell table:formula="of:=([.C60]-[.$D$1])/[.$E$1]" office:value-type="float" office:value="-0.635069033969976" calcext:value-type="float">
            <text:p>-0.63506903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AND()*100" office:value-type="float" office:value="94.6058757914645" calcext:value-type="float">
            <text:p>94.6058757915</text:p>
          </table:table-cell>
          <table:table-cell table:formula="of:=[.A61] * [.B61]" office:value-type="float" office:value="5770.95842327934" calcext:value-type="float">
            <text:p>5770.9584232793</text:p>
          </table:table-cell>
          <table:table-cell table:number-columns-repeated="2"/>
          <table:table-cell table:formula="of:=([.C61]-[.$D$1])/[.$E$1]" office:value-type="float" office:value="1.35647373946429" calcext:value-type="float">
            <text:p>1.35647373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AND()*100" office:value-type="float" office:value="51.2291696236074" calcext:value-type="float">
            <text:p>51.2291696236</text:p>
          </table:table-cell>
          <table:table-cell table:formula="of:=[.A62] * [.B62]" office:value-type="float" office:value="3176.20851666366" calcext:value-type="float">
            <text:p>3176.2085166637</text:p>
          </table:table-cell>
          <table:table-cell table:number-columns-repeated="2"/>
          <table:table-cell table:formula="of:=([.C62]-[.$D$1])/[.$E$1]" office:value-type="float" office:value="0.212900237472146" calcext:value-type="float">
            <text:p>0.212900237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AND()*100" office:value-type="float" office:value="32.5140792090553" calcext:value-type="float">
            <text:p>32.5140792091</text:p>
          </table:table-cell>
          <table:table-cell table:formula="of:=[.A63] * [.B63]" office:value-type="float" office:value="2048.38699017049" calcext:value-type="float">
            <text:p>2048.3869901705</text:p>
          </table:table-cell>
          <table:table-cell table:number-columns-repeated="2"/>
          <table:table-cell table:formula="of:=([.C63]-[.$D$1])/[.$E$1]" office:value-type="float" office:value="-0.284159925970015" calcext:value-type="float">
            <text:p>-0.28415992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AND()*100" office:value-type="float" office:value="92.503968724123" calcext:value-type="float">
            <text:p>92.5039687241</text:p>
          </table:table-cell>
          <table:table-cell table:formula="of:=[.A64] * [.B64]" office:value-type="float" office:value="5920.25399834387" calcext:value-type="float">
            <text:p>5920.2539983439</text:p>
          </table:table-cell>
          <table:table-cell table:number-columns-repeated="2"/>
          <table:table-cell table:formula="of:=([.C64]-[.$D$1])/[.$E$1]" office:value-type="float" office:value="1.42227216696328" calcext:value-type="float">
            <text:p>1.42227216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AND()*100" office:value-type="float" office:value="78.3322879087501" calcext:value-type="float">
            <text:p>78.3322879088</text:p>
          </table:table-cell>
          <table:table-cell table:formula="of:=[.A65] * [.B65]" office:value-type="float" office:value="5091.59871406876" calcext:value-type="float">
            <text:p>5091.5987140688</text:p>
          </table:table-cell>
          <table:table-cell table:number-columns-repeated="2"/>
          <table:table-cell table:formula="of:=([.C65]-[.$D$1])/[.$E$1]" office:value-type="float" office:value="1.05706231650075" calcext:value-type="float">
            <text:p>1.05706231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AND()*100" office:value-type="float" office:value="63.6515586929291" calcext:value-type="float">
            <text:p>63.6515586929</text:p>
          </table:table-cell>
          <table:table-cell table:formula="of:=[.A66] * [.B66]" office:value-type="float" office:value="4201.00287373332" calcext:value-type="float">
            <text:p>4201.0028737333</text:p>
          </table:table-cell>
          <table:table-cell table:number-columns-repeated="2"/>
          <table:table-cell table:formula="of:=([.C66]-[.$D$1])/[.$E$1]" office:value-type="float" office:value="0.664553658384869" calcext:value-type="float">
            <text:p>0.664553658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AND()*100" office:value-type="float" office:value="0.0100818058024372" calcext:value-type="float">
            <text:p>0.0100818058</text:p>
          </table:table-cell>
          <table:table-cell table:formula="of:=[.A67] * [.B67]" office:value-type="float" office:value="0.675480988763295" calcext:value-type="float">
            <text:p>0.6754809888</text:p>
          </table:table-cell>
          <table:table-cell table:number-columns-repeated="2"/>
          <table:table-cell table:formula="of:=([.C67]-[.$D$1])/[.$E$1]" office:value-type="float" office:value="-1.18663943494082" calcext:value-type="float">
            <text:p>-1.186639434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AND()*100" office:value-type="float" office:value="31.016268600867" calcext:value-type="float">
            <text:p>31.0162686009</text:p>
          </table:table-cell>
          <table:table-cell table:formula="of:=[.A68] * [.B68]" office:value-type="float" office:value="2109.10626485896" calcext:value-type="float">
            <text:p>2109.106264859</text:p>
          </table:table-cell>
          <table:table-cell table:number-columns-repeated="2"/>
          <table:table-cell table:formula="of:=([.C68]-[.$D$1])/[.$E$1]" office:value-type="float" office:value="-0.257399368655077" calcext:value-type="float">
            <text:p>-0.257399368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AND()*100" office:value-type="float" office:value="69.1584936461047" calcext:value-type="float">
            <text:p>69.1584936461</text:p>
          </table:table-cell>
          <table:table-cell table:formula="of:=[.A69] * [.B69]" office:value-type="float" office:value="4771.93606158122" calcext:value-type="float">
            <text:p>4771.9360615812</text:p>
          </table:table-cell>
          <table:table-cell table:number-columns-repeated="2"/>
          <table:table-cell table:formula="of:=([.C69]-[.$D$1])/[.$E$1]" office:value-type="float" office:value="0.916178704546771" calcext:value-type="float">
            <text:p>0.916178704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AND()*100" office:value-type="float" office:value="60.9102783718584" calcext:value-type="float">
            <text:p>60.9102783719</text:p>
          </table:table-cell>
          <table:table-cell table:formula="of:=[.A70] * [.B70]" office:value-type="float" office:value="4263.71948603009" calcext:value-type="float">
            <text:p>4263.7194860301</text:p>
          </table:table-cell>
          <table:table-cell table:number-columns-repeated="2"/>
          <table:table-cell table:formula="of:=([.C70]-[.$D$1])/[.$E$1]" office:value-type="float" office:value="0.6921944941257" calcext:value-type="float">
            <text:p>0.692194494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AND()*100" office:value-type="float" office:value="27.1576213399938" calcext:value-type="float">
            <text:p>27.15762134</text:p>
          </table:table-cell>
          <table:table-cell table:formula="of:=[.A71] * [.B71]" office:value-type="float" office:value="1928.19111513956" calcext:value-type="float">
            <text:p>1928.1911151396</text:p>
          </table:table-cell>
          <table:table-cell table:number-columns-repeated="2"/>
          <table:table-cell table:formula="of:=([.C71]-[.$D$1])/[.$E$1]" office:value-type="float" office:value="-0.33713336182357" calcext:value-type="float">
            <text:p>-0.33713336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AND()*100" office:value-type="float" office:value="75.8021692070493" calcext:value-type="float">
            <text:p>75.802169207</text:p>
          </table:table-cell>
          <table:table-cell table:formula="of:=[.A72] * [.B72]" office:value-type="float" office:value="5457.75618290755" calcext:value-type="float">
            <text:p>5457.7561829076</text:p>
          </table:table-cell>
          <table:table-cell table:number-columns-repeated="2"/>
          <table:table-cell table:formula="of:=([.C72]-[.$D$1])/[.$E$1]" office:value-type="float" office:value="1.21843739848956" calcext:value-type="float">
            <text:p>1.218437398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AND()*100" office:value-type="float" office:value="32.0162058684572" calcext:value-type="float">
            <text:p>32.0162058685</text:p>
          </table:table-cell>
          <table:table-cell table:formula="of:=[.A73] * [.B73]" office:value-type="float" office:value="2337.18302839738" calcext:value-type="float">
            <text:p>2337.1830283974</text:p>
          </table:table-cell>
          <table:table-cell table:number-columns-repeated="2"/>
          <table:table-cell table:formula="of:=([.C73]-[.$D$1])/[.$E$1]" office:value-type="float" office:value="-0.156880030534028" calcext:value-type="float">
            <text:p>-0.156880030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AND()*100" office:value-type="float" office:value="26.3913692447935" calcext:value-type="float">
            <text:p>26.3913692448</text:p>
          </table:table-cell>
          <table:table-cell table:formula="of:=[.A74] * [.B74]" office:value-type="float" office:value="1952.96132411472" calcext:value-type="float">
            <text:p>1952.9613241147</text:p>
          </table:table-cell>
          <table:table-cell table:number-columns-repeated="2"/>
          <table:table-cell table:formula="of:=([.C74]-[.$D$1])/[.$E$1]" office:value-type="float" office:value="-0.326216489044975" calcext:value-type="float">
            <text:p>-0.32621648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AND()*100" office:value-type="float" office:value="71.4102022630555" calcext:value-type="float">
            <text:p>71.4102022631</text:p>
          </table:table-cell>
          <table:table-cell table:formula="of:=[.A75] * [.B75]" office:value-type="float" office:value="5355.76516972917" calcext:value-type="float">
            <text:p>5355.7651697292</text:p>
          </table:table-cell>
          <table:table-cell table:number-columns-repeated="2"/>
          <table:table-cell table:formula="of:=([.C75]-[.$D$1])/[.$E$1]" office:value-type="float" office:value="1.17348731685943" calcext:value-type="float">
            <text:p>1.173487316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AND()*100" office:value-type="float" office:value="85.6465077311443" calcext:value-type="float">
            <text:p>85.6465077311</text:p>
          </table:table-cell>
          <table:table-cell table:formula="of:=[.A76] * [.B76]" office:value-type="float" office:value="6509.13458756697" calcext:value-type="float">
            <text:p>6509.134587567</text:p>
          </table:table-cell>
          <table:table-cell table:number-columns-repeated="2"/>
          <table:table-cell table:formula="of:=([.C76]-[.$D$1])/[.$E$1]" office:value-type="float" office:value="1.68180709784662" calcext:value-type="float">
            <text:p>1.681807097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AND()*100" office:value-type="float" office:value="2.27567383971484" calcext:value-type="float">
            <text:p>2.2756738397</text:p>
          </table:table-cell>
          <table:table-cell table:formula="of:=[.A77] * [.B77]" office:value-type="float" office:value="175.226885658042" calcext:value-type="float">
            <text:p>175.226885658</text:p>
          </table:table-cell>
          <table:table-cell table:number-columns-repeated="2"/>
          <table:table-cell table:formula="of:=([.C77]-[.$D$1])/[.$E$1]" office:value-type="float" office:value="-1.10971010907155" calcext:value-type="float">
            <text:p>-1.109710109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AND()*100" office:value-type="float" office:value="28.509904884165" calcext:value-type="float">
            <text:p>28.5099048842</text:p>
          </table:table-cell>
          <table:table-cell table:formula="of:=[.A78] * [.B78]" office:value-type="float" office:value="2223.77258096487" calcext:value-type="float">
            <text:p>2223.7725809649</text:p>
          </table:table-cell>
          <table:table-cell table:number-columns-repeated="2"/>
          <table:table-cell table:formula="of:=([.C78]-[.$D$1])/[.$E$1]" office:value-type="float" office:value="-0.206862952665451" calcext:value-type="float">
            <text:p>-0.206862952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AND()*100" office:value-type="float" office:value="33.4086677230707" calcext:value-type="float">
            <text:p>33.4086677231</text:p>
          </table:table-cell>
          <table:table-cell table:formula="of:=[.A79] * [.B79]" office:value-type="float" office:value="2639.28475012259" calcext:value-type="float">
            <text:p>2639.2847501226</text:p>
          </table:table-cell>
          <table:table-cell table:number-columns-repeated="2"/>
          <table:table-cell table:formula="of:=([.C79]-[.$D$1])/[.$E$1]" office:value-type="float" office:value="-0.0237359756907011" calcext:value-type="float">
            <text:p>-0.02373597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AND()*100" office:value-type="float" office:value="25.8644290331623" calcext:value-type="float">
            <text:p>25.8644290332</text:p>
          </table:table-cell>
          <table:table-cell table:formula="of:=[.A80] * [.B80]" office:value-type="float" office:value="2069.15432265298" calcext:value-type="float">
            <text:p>2069.154322653</text:p>
          </table:table-cell>
          <table:table-cell table:number-columns-repeated="2"/>
          <table:table-cell table:formula="of:=([.C80]-[.$D$1])/[.$E$1]" office:value-type="float" office:value="-0.275007224558025" calcext:value-type="float">
            <text:p>-0.275007224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AND()*100" office:value-type="float" office:value="65.9896534703239" calcext:value-type="float">
            <text:p>65.9896534703</text:p>
          </table:table-cell>
          <table:table-cell table:formula="of:=[.A81] * [.B81]" office:value-type="float" office:value="5345.16193109624" calcext:value-type="float">
            <text:p>5345.1619310962</text:p>
          </table:table-cell>
          <table:table-cell table:number-columns-repeated="2"/>
          <table:table-cell table:formula="of:=([.C81]-[.$D$1])/[.$E$1]" office:value-type="float" office:value="1.1688141949123" calcext:value-type="float">
            <text:p>1.168814194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AND()*100" office:value-type="float" office:value="72.6936936637037" calcext:value-type="float">
            <text:p>72.6936936637</text:p>
          </table:table-cell>
          <table:table-cell table:formula="of:=[.A82] * [.B82]" office:value-type="float" office:value="5960.88288042371" calcext:value-type="float">
            <text:p>5960.8828804237</text:p>
          </table:table-cell>
          <table:table-cell table:number-columns-repeated="2"/>
          <table:table-cell table:formula="of:=([.C82]-[.$D$1])/[.$E$1]" office:value-type="float" office:value="1.44017836780507" calcext:value-type="float">
            <text:p>1.440178367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AND()*100" office:value-type="float" office:value="66.5060652187658" calcext:value-type="float">
            <text:p>66.5060652188</text:p>
          </table:table-cell>
          <table:table-cell table:formula="of:=[.A83] * [.B83]" office:value-type="float" office:value="5520.00341315756" calcext:value-type="float">
            <text:p>5520.0034131576</text:p>
          </table:table-cell>
          <table:table-cell table:number-columns-repeated="2"/>
          <table:table-cell table:formula="of:=([.C83]-[.$D$1])/[.$E$1]" office:value-type="float" office:value="1.24587136540283" calcext:value-type="float">
            <text:p>1.245871365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AND()*100" office:value-type="float" office:value="46.0843489665817" calcext:value-type="float">
            <text:p>46.0843489666</text:p>
          </table:table-cell>
          <table:table-cell table:formula="of:=[.A84] * [.B84]" office:value-type="float" office:value="3871.08531319286" calcext:value-type="float">
            <text:p>3871.0853131929</text:p>
          </table:table-cell>
          <table:table-cell table:number-columns-repeated="2"/>
          <table:table-cell table:formula="of:=([.C84]-[.$D$1])/[.$E$1]" office:value-type="float" office:value="0.519150442794028" calcext:value-type="float">
            <text:p>0.519150442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AND()*100" office:value-type="float" office:value="72.8203211488435" calcext:value-type="float">
            <text:p>72.8203211488</text:p>
          </table:table-cell>
          <table:table-cell table:formula="of:=[.A85] * [.B85]" office:value-type="float" office:value="6189.7272976517" calcext:value-type="float">
            <text:p>6189.7272976517</text:p>
          </table:table-cell>
          <table:table-cell table:number-columns-repeated="2"/>
          <table:table-cell table:formula="of:=([.C85]-[.$D$1])/[.$E$1]" office:value-type="float" office:value="1.54103603079352" calcext:value-type="float">
            <text:p>1.541036030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AND()*100" office:value-type="float" office:value="92.6047963879246" calcext:value-type="float">
            <text:p>92.6047963879</text:p>
          </table:table-cell>
          <table:table-cell table:formula="of:=[.A86] * [.B86]" office:value-type="float" office:value="7964.01248936152" calcext:value-type="float">
            <text:p>7964.0124893615</text:p>
          </table:table-cell>
          <table:table-cell table:number-columns-repeated="2"/>
          <table:table-cell table:formula="of:=([.C86]-[.$D$1])/[.$E$1]" office:value-type="float" office:value="2.32300947842449" calcext:value-type="float">
            <text:p>2.323009478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AND()*100" office:value-type="float" office:value="66.1764071359297" calcext:value-type="float">
            <text:p>66.1764071359</text:p>
          </table:table-cell>
          <table:table-cell table:formula="of:=[.A87] * [.B87]" office:value-type="float" office:value="5757.34742082588" calcext:value-type="float">
            <text:p>5757.3474208259</text:p>
          </table:table-cell>
          <table:table-cell table:number-columns-repeated="2"/>
          <table:table-cell table:formula="of:=([.C87]-[.$D$1])/[.$E$1]" office:value-type="float" office:value="1.350475018084" calcext:value-type="float">
            <text:p>1.350475018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AND()*100" office:value-type="float" office:value="27.6372330409569" calcext:value-type="float">
            <text:p>27.637233041</text:p>
          </table:table-cell>
          <table:table-cell table:formula="of:=[.A88] * [.B88]" office:value-type="float" office:value="2432.0765076042" calcext:value-type="float">
            <text:p>2432.0765076042</text:p>
          </table:table-cell>
          <table:table-cell table:number-columns-repeated="2"/>
          <table:table-cell table:formula="of:=([.C88]-[.$D$1])/[.$E$1]" office:value-type="float" office:value="-0.115058015989932" calcext:value-type="float">
            <text:p>-0.1150580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AND()*100" office:value-type="float" office:value="94.3565978104403" calcext:value-type="float">
            <text:p>94.3565978104</text:p>
          </table:table-cell>
          <table:table-cell table:formula="of:=[.A89] * [.B89]" office:value-type="float" office:value="8397.73720512918" calcext:value-type="float">
            <text:p>8397.7372051292</text:p>
          </table:table-cell>
          <table:table-cell table:number-columns-repeated="2"/>
          <table:table-cell table:formula="of:=([.C89]-[.$D$1])/[.$E$1]" office:value-type="float" office:value="2.51416319649434" calcext:value-type="float">
            <text:p>2.514163196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AND()*100" office:value-type="float" office:value="98.9107765275318" calcext:value-type="float">
            <text:p>98.9107765275</text:p>
          </table:table-cell>
          <table:table-cell table:formula="of:=[.A90] * [.B90]" office:value-type="float" office:value="8901.96988747786" calcext:value-type="float">
            <text:p>8901.9698874779</text:p>
          </table:table-cell>
          <table:table-cell table:number-columns-repeated="2"/>
          <table:table-cell table:formula="of:=([.C90]-[.$D$1])/[.$E$1]" office:value-type="float" office:value="2.73639160197657" calcext:value-type="float">
            <text:p>2.7363916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AND()*100" office:value-type="float" office:value="47.7919987886986" calcext:value-type="float">
            <text:p>47.7919987887</text:p>
          </table:table-cell>
          <table:table-cell table:formula="of:=[.A91] * [.B91]" office:value-type="float" office:value="4349.07188977157" calcext:value-type="float">
            <text:p>4349.0718897716</text:p>
          </table:table-cell>
          <table:table-cell table:number-columns-repeated="2"/>
          <table:table-cell table:formula="of:=([.C91]-[.$D$1])/[.$E$1]" office:value-type="float" office:value="0.729811509546425" calcext:value-type="float">
            <text:p>0.729811509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AND()*100" office:value-type="float" office:value="92.0802926316201" calcext:value-type="float">
            <text:p>92.0802926316</text:p>
          </table:table-cell>
          <table:table-cell table:formula="of:=[.A92] * [.B92]" office:value-type="float" office:value="8471.38692210905" calcext:value-type="float">
            <text:p>8471.3869221091</text:p>
          </table:table-cell>
          <table:table-cell table:number-columns-repeated="2"/>
          <table:table-cell table:formula="of:=([.C92]-[.$D$1])/[.$E$1]" office:value-type="float" office:value="2.54662253469594" calcext:value-type="float">
            <text:p>2.546622534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AND()*100" office:value-type="float" office:value="20.505883388803" calcext:value-type="float">
            <text:p>20.5058833888</text:p>
          </table:table-cell>
          <table:table-cell table:formula="of:=[.A93] * [.B93]" office:value-type="float" office:value="1907.04715515868" calcext:value-type="float">
            <text:p>1907.0471551587</text:p>
          </table:table-cell>
          <table:table-cell table:number-columns-repeated="2"/>
          <table:table-cell table:formula="of:=([.C93]-[.$D$1])/[.$E$1]" office:value-type="float" office:value="-0.346452052730801" calcext:value-type="float">
            <text:p>-0.346452052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AND()*100" office:value-type="float" office:value="17.1827110485964" calcext:value-type="float">
            <text:p>17.1827110486</text:p>
          </table:table-cell>
          <table:table-cell table:formula="of:=[.A94] * [.B94]" office:value-type="float" office:value="1615.17483856806" calcext:value-type="float">
            <text:p>1615.1748385681</text:p>
          </table:table-cell>
          <table:table-cell table:number-columns-repeated="2"/>
          <table:table-cell table:formula="of:=([.C94]-[.$D$1])/[.$E$1]" office:value-type="float" office:value="-0.47508774373404" calcext:value-type="float">
            <text:p>-0.475087743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AND()*100" office:value-type="float" office:value="29.5212918895363" calcext:value-type="float">
            <text:p>29.5212918895</text:p>
          </table:table-cell>
          <table:table-cell table:formula="of:=[.A95] * [.B95]" office:value-type="float" office:value="2804.52272950595" calcext:value-type="float">
            <text:p>2804.522729506</text:p>
          </table:table-cell>
          <table:table-cell table:number-columns-repeated="2"/>
          <table:table-cell table:formula="of:=([.C95]-[.$D$1])/[.$E$1]" office:value-type="float" office:value="0.0490886823866555" calcext:value-type="float">
            <text:p>0.049088682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AND()*100" office:value-type="float" office:value="63.4787102689695" calcext:value-type="float">
            <text:p>63.478710269</text:p>
          </table:table-cell>
          <table:table-cell table:formula="of:=[.A96] * [.B96]" office:value-type="float" office:value="6093.95618582107" calcext:value-type="float">
            <text:p>6093.9561858211</text:p>
          </table:table-cell>
          <table:table-cell table:number-columns-repeated="2"/>
          <table:table-cell table:formula="of:=([.C96]-[.$D$1])/[.$E$1]" office:value-type="float" office:value="1.49882722081666" calcext:value-type="float">
            <text:p>1.498827220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AND()*100" office:value-type="float" office:value="69.6710251665333" calcext:value-type="float">
            <text:p>69.6710251665</text:p>
          </table:table-cell>
          <table:table-cell table:formula="of:=[.A97] * [.B97]" office:value-type="float" office:value="6758.08944115373" calcext:value-type="float">
            <text:p>6758.0894411537</text:p>
          </table:table-cell>
          <table:table-cell table:number-columns-repeated="2"/>
          <table:table-cell table:formula="of:=([.C97]-[.$D$1])/[.$E$1]" office:value-type="float" office:value="1.79152795110816" calcext:value-type="float">
            <text:p>1.791527951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AND()*100" office:value-type="float" office:value="81.1936106717829" calcext:value-type="float">
            <text:p>81.1936106718</text:p>
          </table:table-cell>
          <table:table-cell table:formula="of:=[.A98] * [.B98]" office:value-type="float" office:value="7956.97384583472" calcext:value-type="float">
            <text:p>7956.9738458347</text:p>
          </table:table-cell>
          <table:table-cell table:number-columns-repeated="2"/>
          <table:table-cell table:formula="of:=([.C98]-[.$D$1])/[.$E$1]" office:value-type="float" office:value="2.31990736588305" calcext:value-type="float">
            <text:p>2.319907365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AND()*100" office:value-type="float" office:value="41.9173051456144" calcext:value-type="float">
            <text:p>41.9173051456</text:p>
          </table:table-cell>
          <table:table-cell table:formula="of:=[.A99] * [.B99]" office:value-type="float" office:value="4149.81320941583" calcext:value-type="float">
            <text:p>4149.8132094158</text:p>
          </table:table-cell>
          <table:table-cell table:number-columns-repeated="2"/>
          <table:table-cell table:formula="of:=([.C99]-[.$D$1])/[.$E$1]" office:value-type="float" office:value="0.641993047229203" calcext:value-type="float">
            <text:p>0.64199304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AND()*100" office:value-type="float" office:value="50.8542515591778" calcext:value-type="float">
            <text:p>50.8542515592</text:p>
          </table:table-cell>
          <table:table-cell table:formula="of:=[.A100] * [.B100]" office:value-type="float" office:value="5085.42515591778" calcext:value-type="float">
            <text:p>5085.4251559178</text:p>
          </table:table-cell>
          <table:table-cell table:number-columns-repeated="2"/>
          <table:table-cell table:formula="of:=([.C100]-[.$D$1])/[.$E$1]" office:value-type="float" office:value="1.05434146949486" calcext:value-type="float">
            <text:p>1.054341469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03:22.457025445</meta:creation-date>
    <dc:date>2018-01-15T22:36:26.177250559</dc:date>
    <meta:editing-duration>PT1H12M16S</meta:editing-duration>
    <meta:editing-cycles>1</meta:editing-cycles>
    <meta:document-statistic meta:table-count="2" meta:cell-count="403" meta:object-count="0"/>
    <meta:generator>LibreOffice/5.1.6.2$Linux_X86_64 LibreOffice_project/10m0$Build-2</meta:generator>
  </office:meta>
</office:document-meta>
</file>